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style style:name="P2" style:family="paragraph" style:parent-style-name="Text_20_body" style:list-style-name="L3"/>
    <style:style style:name="P3" style:family="paragraph" style:parent-style-name="Text_20_body">
      <style:text-properties fo:language="es" fo:country="ES"/>
    </style:style>
    <style:style style:name="T1" style:family="text">
      <style:text-properties fo:language="es" fo:country="ES"/>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53486830" text:style-name="L1">
        <text:list-item>
          <text:p text:style-name="P1">¿Quien es el autor y cual es su trayectoria/aporte a la disciplina?</text:p>
        </text:list-item>
      </text:list>
      <text:p text:style-name="Standard"/>
      <text:p text:style-name="Standard"/>
      <text:p text:style-name="Standard">El autor del articulo es David Lorge Parnas de origen canadiense, fue un pionero en los principios de la ingenieria de Software, desarrollo el concepto de “information hiding in modular programing”</text:p>
      <text:p text:style-name="Standard">que fue un elemento muy importante en el area de programacion a objetos y es conociod por sus defensas a la “precise Documentation”.</text:p>
      <text:p text:style-name="Standard"/>
      <text:list xml:id="list1800163703" text:style-name="L3">
        <text:list-item>
          <text:p text:style-name="P2">¿Cual es la vision del autor de la ingenieria de software?</text:p>
        </text:list-item>
      </text:list>
      <text:p text:style-name="Text_20_body">La vision del autor es que sostiene que se perdio <text:s/>el enfoque de la ingeniera en software y que no se ha conseguido.</text:p>
      <text:p text:style-name="Text_20_body"/>
      <text:list xml:id="list104109718" text:continue-numbering="true" text:style-name="L3">
        <text:list-item>
          <text:p text:style-name="P2">¿En que sustenta el autor su visión?</text:p>
        </text:list-item>
      </text:list>
      <text:p text:style-name="Text_20_body">Afirma que hay brechas entre la investigacion academica y la industria y que esta brecha no forma las bases para que se desarrolle una “ingenieria de Software” <text:s/>lo que la llama una displina de “missing in action”(perdida en accion) tambien dice que los investigadores y educadores estan rara vez en establecimientos de profesion regularizada de “ingenieria de software”y que de hecho de resisten a participar activamente.</text:p>
      <text:p text:style-name="Text_20_body">Muesta una serie de Articulos que tiene una relacion con la ingenieria de software, pero que muestra que cada uno tiene su manera de resolver sus problemas.</text:p>
      <text:p text:style-name="Text_20_body">Sostiene que <text:span text:style-name="T1">no podemos tener una disciplina de ingeniería sin "teoría". En la ingeniería tradicional, la teoría se refiere a un conjunto de supuestos acerca de la física de la situación y un análisis matemático de las implicaciones de esos supuestos. En informática, no hay física involucrada; la teoría es toda la matemática.<text:line-break/>Hoy en día, más de medio siglo después de que el término fuera acuñado, un artículo argumentando que la ingeniería de software necesita la matemática es evidencia de que no tienen todavía un campo.</text:span></text:p>
      <text:p text:style-name="P3">En las disciplinas de ingeniería tradicionales, los profesores a veces hablan de las matemáticas para ser incluidos en un plan de estudios, pero no discuten si necesitan matemáticas ,discuten de las matemáticas y cómo utilizarlas las matemáticas . En software, también es necesario explicar cómo las matemáticas pueden ser utilizadas para mejorar la calidad del producto. De hecho, algunas dudas que tiene alguna relevancia en todo ello.<text:line-break/>Si queremos establecer el desarrollo de software como una profesión de ingeniería, definitivamente tenemos que discutir el papel que las matemáticas pueden jugar en el campo de las matemáticas y exactamente lo que debe ser enseñado. Ha habido algunas propuestas, pero no ha habido discusión suficiente para alcanzar cualquier argum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din </meta:initial-creator>
    <meta:creation-date>2012-09-03T14:24:53</meta:creation-date>
    <meta:document-statistic meta:table-count="0" meta:image-count="0" meta:object-count="0" meta:page-count="1" meta:paragraph-count="10" meta:word-count="407" meta:character-count="2485"/>
    <dc:date>2012-09-03T14:56:15</dc:date>
    <dc:creator>odin </dc:creator>
    <meta:editing-duration>PT51S</meta:editing-duration>
    <meta:editing-cycles>1</meta:editing-cycles>
    <meta:generator>LibreOffice/3.3$Unix LibreOffice_project/330m19$Build-401</meta:generator>
  </office:meta>
</office:document-meta>
</file>